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3.2.2.oxt&#13;Update file created : curly_en-US.update.xml&#13;&#13;26.10.2021 13:10:2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3.2.2.oxt&#13;Update file created : curly_en-US-A.update.xml&#13;&#13;26.10.2021 13:10:3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3.2.2.oxt&#13;Update file created : curly_en-US-L.update.xml&#13;&#13;26.10.2021 13:10: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14112489303565095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315095320286881163" text:style-name="L2">
        <text:list-item>
          <text:p text:style-name="P49">Version 2.1.2 :</text:p>
        </text:list-item>
      </text:list>
      <text:list xml:id="list2587024490925682262" text:style-name="L3">
        <text:list-item>
          <text:list>
            <text:list-item>
              <text:p text:style-name="P50">Localized help : resolved non-functional hyperlink due to API incompatibility introduced by Apache OpenOffice 4.1 (and LibreOffice 4.0).</text:p>
            </text:list-item>
          </text:list>
        </text:list-item>
      </text:list>
      <text:list xml:id="list33337857" text:continue-list="list2315095320286881163" text:style-name="L2">
        <text:list-item>
          <text:p text:style-name="P49">Version 2.1.1 :</text:p>
        </text:list-item>
      </text:list>
      <text:list xml:id="list739360058188586135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3338454" text:continue-list="list33337857" text:style-name="L2">
        <text:list-item>
          <text:p text:style-name="P49">Version 2.1.0 :</text:p>
        </text:list-item>
      </text:list>
      <text:list xml:id="list207364763460689235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3337004" text:continue-list="list33338454" text:style-name="L2">
        <text:list-item>
          <text:p text:style-name="P49">Version 2.0.0 :</text:p>
        </text:list-item>
      </text:list>
      <text:list xml:id="list4249415702924485331"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3325400" text:continue-list="list33337004" text:style-name="L2">
        <text:list-item>
          <text:p text:style-name="P49">Version 1.5.3 :</text:p>
        </text:list-item>
      </text:list>
      <text:list xml:id="list1681513924434732618"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97353998754643808"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035110470720025066"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840165575485609781"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359140926867224784"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46650144799560287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998459694790725247"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617988597002236692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32249500359349005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905177220393676214"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14110053612677795" text:style-name="L17">
        <text:list-item>
          <text:p text:style-name="P64">Arg1 : <text:span text:style-name="InstructionMacro">String</text:span> : mandatory, type of control used for the button</text:p>
        </text:list-item>
      </text:list>
      <text:list xml:id="list284691752110831019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119298977469557354"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17380996608177999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689145559295292548"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59315154498460512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077964906079943614"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62312034180060585"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99396849913301280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735066622073679864"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40557331049429698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64533908834539376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970679331824342605"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305507048622167627"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57285448498618403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314471379363254315"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37051841659150397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871786741680665612"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719464970296825372"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6345288413352888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6137941548866209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09458396110764195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33819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78837471055731029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84577445105658261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89482535271572160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9</dc:date>
     <text:p>internal</text:p>
     <text:p>Page2</text:p>
     <text:p/>
    </office:annotation>Paragraph styles</text:p>
      <text:p text:style-name="P28"><office:annotation>
     <dc:creator>BM</dc:creator>
     <dc:date>2008-03-13T00:00:00.99</dc:date>
     <text:p>internal</text:p>
     <text:p>Page7</text:p>
     <text:p/>
    </office:annotation>Hyperlinks</text:p>
      <text:p text:style-name="hlp_5f_paragraph"><text:span text:style-name="T14"><office:annotation>
      <dc:creator>BM</dc:creator>
      <dc:date>2008-03-13T00:00:00.99</dc:date>
      <text:p>internal</text:p>
      <text:p>Page3</text:p>
      <text:p/>
     </office:annotation></text:span><text:span text:style-name="T14">Text formatting</text:span></text:p>
      <text:p text:style-name="P28"><office:annotation>
     <dc:creator>BM</dc:creator>
     <dc:date>2008-03-26T00:00:00.9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9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dc:date>
     <text:p>external</text:p>
     <text:p>text/swriter/main0210.xhp</text:p>
     <text:p/>
    </office:annotation><text:span text:style-name="T14">Preview topic</text:span> </text:p>
      <text:p text:style-name="hlp_5f_paragraph">This hyperlink displays <text:s/><office:annotation>
     <dc:creator>BM</dc:creator>
     <dc:date>2008-03-15T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329991" text:continue-list="list1563452884133528881"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3323361" text:continue-list="list3333819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1</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01</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01</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3342000" text:continue-list="list33329991"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Help pages for <text:file-name text:display="name">curly_en-US</text:file-name></text:h>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3329244" text:continue-list="list33342000"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en-US: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3332808" text:continue-list="list33323361"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3322161"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3322141"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3333328"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text:soft-page-break/>black.</text:p>
        </text:list-item>
      </text:list>
      <text:p text:style-name="hlp_5f_head3"><text:bookmark text:name="other-languages"/>Other languages</text:p>
      <text:list xml:id="list33340424"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3319145" text:continue-list="list33329244"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en-US: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3328343" text:continue-list="list33340424"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3317200"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3334093"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3316489"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text:soft-page-break/>document est réglée sur le noir.</text:p>
        </text:list-item>
      </text:list>
      <text:p text:style-name="hlp_5f_head3"><text:bookmark text:name="autres-langues"/>Autres langues</text:p>
      <text:list xml:id="list33336039"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3326728" text:continue-list="list33319145"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en-US: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3341610" text:continue-list="list33336039"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3340849"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3344780"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3337751"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text:soft-page-break/>Andere Sprachen</text:p>
      <text:list xml:id="list33331789"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3.2.2")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en-US/master/", "https://raw.githubusercontent.com/peter88213/curly-en-US/master/")
  endUpdateInformation
  
 endDescription  


beginAnnexes 
  useLibrary("Basic", "curly_en-US/")
endAnnexes


beginAddonUI

  beginOfficeHelp
	   beginTitles()
	  	setTitle("curly en-US Help", "en")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